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2.9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tan</text:p>
          </table:table-cell>
          <table:table-cell office:value-type="string">
            <text:p>arctan</text:p>
          </table:table-cell>
          <table:table-cell office:value-type="string">
            <text:p>scaled arctan</text:p>
          </table:table-cell>
          <table:table-cell office:value-type="string">
            <text:p>rounded scale arctan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 (in rad)</text:p>
          </table:table-cell>
          <table:table-cell office:value-type="string">
            <text:p>sigma</text:p>
          </table:table-cell>
          <table:table-cell table:number-columns-repeated="2"/>
          <table:table-cell office:value-type="string">
            <text:p>deg</text:p>
          </table:table-cell>
          <table:table-cell office:value-type="string">
            <text:p>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POWER(2;-[.A2])" office:value-type="float" office:value="1">
            <text:p>1</text:p>
          </table:table-cell>
          <table:table-cell table:formula="of:=ATAN([.B2])" office:value-type="float" office:value="0.785398163397448">
            <text:p>0,7853981634</text:p>
          </table:table-cell>
          <table:table-cell table:formula="of:=[.C2] * POWER(2;[.D47])" office:value-type="float" office:value="210828714.133157">
            <text:p>210828714,133157</text:p>
          </table:table-cell>
          <table:table-cell table:formula="of:=ROUND([.D2];0)" office:value-type="float" office:value="210828714">
            <text:p>210828714</text:p>
          </table:table-cell>
          <table:table-cell table:number-columns-repeated="2"/>
          <table:table-cell table:formula="of:=1"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PI()/12" office:value-type="float" office:value="0.261799387799149">
            <office:annotation draw:style-name="gr1" draw:text-style-name="P1" svg:width="2.899cm" svg:height="0.991cm" svg:x="37.957cm" svg:y="0cm" draw:caption-point-x="-3.84cm" draw:caption-point-y="0.463cm">
              <dc:date>2013-09-05T00:00:00</dc:date>
              <text:p text:style-name="P1">15 deg in rad scaled by 28</text:p>
            </office:annotation>
            <text:p>0,2617993878</text:p>
          </table:table-cell>
          <table:table-cell table:formula="of:=IF([.J2] &lt;= 0; -1;1)" office:value-type="float" office:value="1">
            <text:p>1</text:p>
          </table:table-cell>
          <table:table-cell table:number-columns-repeated="2"/>
          <table:table-cell table:formula="of:=PI() / 4" office:value-type="float" office:value="0.785398163397448">
            <text:p>0,7853981634</text:p>
          </table:table-cell>
          <table:table-cell table:formula="of:=TAN([.N2]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POWER(2;-[.A3])" office:value-type="float" office:value="0.5">
            <text:p>0,5</text:p>
          </table:table-cell>
          <table:table-cell table:formula="of:=ATAN([.B3])" office:value-type="float" office:value="0.463647609000806">
            <text:p>0,463647609</text:p>
          </table:table-cell>
          <table:table-cell table:formula="of:=[.C3] * POWER(2;[.D47])" office:value-type="float" office:value="124459457.345441">
            <text:p>124459457,345441</text:p>
          </table:table-cell>
          <table:table-cell table:formula="of:=ROUND([.D3];0)" office:value-type="float" office:value="124459457">
            <text:p>124459457</text:p>
          </table:table-cell>
          <table:table-cell table:number-columns-repeated="2"/>
          <table:table-cell table:formula="of:=[.H2]-([.K2]*[.O2]*[.I2])" office:value-type="float" office:value="1">
            <text:p>1</text:p>
          </table:table-cell>
          <table:table-cell table:formula="of:=([.K2]*[.O2] * [.H2]) + [.I2]" office:value-type="float" office:value="1">
            <text:p>1</text:p>
          </table:table-cell>
          <table:table-cell table:formula="of:=[.J2]-([.K2] * [.N2])" office:value-type="float" office:value="-0.523598775598299">
            <text:p>-0,5235987756</text:p>
          </table:table-cell>
          <table:table-cell table:formula="of:=IF([.J3] &lt;= 0; -1;1)" office:value-type="float" office:value="-1">
            <text:p>-1</text:p>
          </table:table-cell>
          <table:table-cell table:number-columns-repeated="2"/>
          <table:table-cell table:formula="of:=[.N2] / 2" office:value-type="float" office:value="0.392699081698724">
            <text:p>0,3926990817</text:p>
          </table:table-cell>
          <table:table-cell table:formula="of:=TAN([.N3])" office:value-type="float" office:value="0.414213562373095">
            <text:p>0,4142135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POWER(2;-[.A4])" office:value-type="float" office:value="0.25">
            <text:p>0,25</text:p>
          </table:table-cell>
          <table:table-cell table:formula="of:=ATAN([.B4])" office:value-type="float" office:value="0.244978663126864">
            <text:p>0,2449786631</text:p>
          </table:table-cell>
          <table:table-cell table:formula="of:=[.C4] * POWER(2;[.D47])" office:value-type="float" office:value="65760959.1467302">
            <text:p>65760959,1467302</text:p>
          </table:table-cell>
          <table:table-cell table:formula="of:=ROUND([.D4];0)" office:value-type="float" office:value="65760959">
            <text:p>65760959</text:p>
          </table:table-cell>
          <table:table-cell table:number-columns-repeated="2"/>
          <table:table-cell table:formula="of:=[.H3]-([.K3]*[.O3]*[.I3])" office:value-type="float" office:value="1.4142135623731">
            <text:p>1,4142135624</text:p>
          </table:table-cell>
          <table:table-cell table:formula="of:=([.K3]*[.O3] * [.H3]) + [.I3]" office:value-type="float" office:value="0.585786437626905">
            <text:p>0,5857864376</text:p>
          </table:table-cell>
          <table:table-cell table:formula="of:=[.J3]-([.K3] * [.N3])" office:value-type="float" office:value="-0.130899693899575">
            <text:p>-0,1308996939</text:p>
          </table:table-cell>
          <table:table-cell table:formula="of:=IF([.J4] &lt;= 0; -1;1)" office:value-type="float" office:value="-1">
            <text:p>-1</text:p>
          </table:table-cell>
          <table:table-cell table:number-columns-repeated="2"/>
          <table:table-cell table:formula="of:=[.N3] / 2" office:value-type="float" office:value="0.196349540849362">
            <text:p>0,1963495408</text:p>
          </table:table-cell>
          <table:table-cell table:formula="of:=TAN([.N4])" office:value-type="float" office:value="0.198912367379658">
            <text:p>0,198912367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POWER(2;-[.A5])" office:value-type="float" office:value="0.125">
            <text:p>0,125</text:p>
          </table:table-cell>
          <table:table-cell table:formula="of:=ATAN([.B5])" office:value-type="float" office:value="0.124354994546761">
            <text:p>0,1243549945</text:p>
          </table:table-cell>
          <table:table-cell table:formula="of:=[.C5] * POWER(2;[.D47])" office:value-type="float" office:value="33381289.6670374">
            <text:p>33381289,6670374</text:p>
          </table:table-cell>
          <table:table-cell table:formula="of:=ROUND([.D5];0)" office:value-type="float" office:value="33381290">
            <text:p>33381290</text:p>
          </table:table-cell>
          <table:table-cell table:number-columns-repeated="2"/>
          <table:table-cell table:formula="of:=[.H4]-([.K4]*[.O4]*[.I4])" office:value-type="float" office:value="1.53073372946036">
            <text:p>1,5307337295</text:p>
          </table:table-cell>
          <table:table-cell table:formula="of:=([.K4]*[.O4] * [.H4]) + [.I4]" office:value-type="float" office:value="0.304481869954853">
            <text:p>0,30448187</text:p>
          </table:table-cell>
          <table:table-cell table:formula="of:=[.J4]-([.K4] * [.N4])" office:value-type="float" office:value="0.0654498469497873">
            <text:p>0,0654498469</text:p>
          </table:table-cell>
          <table:table-cell table:formula="of:=IF([.J5] &lt;= 0; -1;1)" office:value-type="float" office:value="1">
            <text:p>1</text:p>
          </table:table-cell>
          <table:table-cell table:number-columns-repeated="2"/>
          <table:table-cell table:formula="of:=[.N4] / 2" office:value-type="float" office:value="0.098174770424681">
            <text:p>0,0981747704</text:p>
          </table:table-cell>
          <table:table-cell table:formula="of:=TAN([.N5])" office:value-type="float" office:value="0.0984914033571642">
            <text:p>0,098491403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POWER(2;-[.A6])" office:value-type="float" office:value="0.0625">
            <text:p>0,0625</text:p>
          </table:table-cell>
          <table:table-cell table:formula="of:=ATAN([.B6])" office:value-type="float" office:value="0.0624188099959574">
            <text:p>0,06241881</text:p>
          </table:table-cell>
          <table:table-cell table:formula="of:=[.C6] * POWER(2;[.D47])" office:value-type="float" office:value="16755421.7242422">
            <text:p>16755421,7242422</text:p>
          </table:table-cell>
          <table:table-cell table:formula="of:=ROUND([.D6];0)" office:value-type="float" office:value="16755422">
            <text:p>16755422</text:p>
          </table:table-cell>
          <table:table-cell table:number-columns-repeated="2"/>
          <table:table-cell table:formula="of:=[.H5]-([.K5]*[.O5]*[.I5])" office:value-type="float" office:value="1.50074488279169">
            <text:p>1,5007448828</text:p>
          </table:table-cell>
          <table:table-cell table:formula="of:=([.K5]*[.O5] * [.H5]) + [.I5]" office:value-type="float" office:value="0.455245983135549">
            <text:p>0,4552459831</text:p>
          </table:table-cell>
          <table:table-cell table:formula="of:=[.J5]-([.K5] * [.N5])" office:value-type="float" office:value="-0.0327249234748938">
            <text:p>-0,0327249235</text:p>
          </table:table-cell>
          <table:table-cell table:formula="of:=IF([.J6] &lt;= 0; -1;1)" office:value-type="float" office:value="-1">
            <text:p>-1</text:p>
          </table:table-cell>
          <table:table-cell table:number-columns-repeated="2"/>
          <table:table-cell table:formula="of:=[.N5] / 2" office:value-type="float" office:value="0.0490873852123405">
            <text:p>0,0490873852</text:p>
          </table:table-cell>
          <table:table-cell table:formula="of:=TAN([.N6])" office:value-type="float" office:value="0.0491268497694673">
            <text:p>0,049126849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POWER(2;-[.A7])" office:value-type="float" office:value="0.03125">
            <text:p>0,03125</text:p>
          </table:table-cell>
          <table:table-cell table:formula="of:=ATAN([.B7])" office:value-type="float" office:value="0.0312398334302683">
            <text:p>0,0312398334</text:p>
          </table:table-cell>
          <table:table-cell table:formula="of:=[.C7] * POWER(2;[.D47])" office:value-type="float" office:value="8385878.93221811">
            <text:p>8385878,93221811</text:p>
          </table:table-cell>
          <table:table-cell table:formula="of:=ROUND([.D7];0)" office:value-type="float" office:value="8385879">
            <text:p>8385879</text:p>
          </table:table-cell>
          <table:table-cell table:number-columns-repeated="2"/>
          <table:table-cell table:formula="of:=[.H6]-([.K6]*[.O6]*[.I6])" office:value-type="float" office:value="1.52310968381335">
            <text:p>1,5231096838</text:p>
          </table:table-cell>
          <table:table-cell table:formula="of:=([.K6]*[.O6] * [.H6]) + [.I6]" office:value-type="float" office:value="0.381519114736345">
            <text:p>0,3815191147</text:p>
          </table:table-cell>
          <table:table-cell table:formula="of:=[.J6]-([.K6] * [.N6])" office:value-type="float" office:value="0.0163624617374468">
            <text:p>0,0163624617</text:p>
          </table:table-cell>
          <table:table-cell table:formula="of:=IF([.J7] &lt;= 0; -1;1)" office:value-type="float" office:value="1">
            <text:p>1</text:p>
          </table:table-cell>
          <table:table-cell table:number-columns-repeated="2"/>
          <table:table-cell table:formula="of:=[.N6] / 2" office:value-type="float" office:value="0.0245436926061703">
            <text:p>0,0245436926</text:p>
          </table:table-cell>
          <table:table-cell table:formula="of:=TAN([.N7])" office:value-type="float" office:value="0.0245486221089254">
            <text:p>0,024548622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POWER(2;-[.A8])" office:value-type="float" office:value="0.015625">
            <text:p>0,015625</text:p>
          </table:table-cell>
          <table:table-cell table:formula="of:=ATAN([.B8])" office:value-type="float" office:value="0.0156237286204768">
            <text:p>0,0156237286</text:p>
          </table:table-cell>
          <table:table-cell table:formula="of:=[.C8] * POWER(2;[.D47])" office:value-type="float" office:value="4193962.71665795">
            <text:p>4193962,71665795</text:p>
          </table:table-cell>
          <table:table-cell table:formula="of:=ROUND([.D8];0)" office:value-type="float" office:value="4193963">
            <text:p>4193963</text:p>
          </table:table-cell>
          <table:table-cell table:number-columns-repeated="2"/>
          <table:table-cell table:formula="of:=[.H7]-([.K7]*[.O7]*[.I7])" office:value-type="float" office:value="1.51374391523835">
            <text:p>1,5137439152</text:p>
          </table:table-cell>
          <table:table-cell table:formula="of:=([.K7]*[.O7] * [.H7]) + [.I7]" office:value-type="float" office:value="0.418909358794724">
            <text:p>0,4189093588</text:p>
          </table:table-cell>
          <table:table-cell table:formula="of:=[.J7]-([.K7] * [.N7])" office:value-type="float" office:value="-0.00818123086872349">
            <text:p>-0,0081812309</text:p>
          </table:table-cell>
          <table:table-cell table:formula="of:=IF([.J8] &lt;= 0; -1;1)" office:value-type="float" office:value="-1">
            <text:p>-1</text:p>
          </table:table-cell>
          <table:table-cell table:number-columns-repeated="2"/>
          <table:table-cell table:formula="of:=[.N7] / 2" office:value-type="float" office:value="0.0122718463030851">
            <text:p>0,0122718463</text:p>
          </table:table-cell>
          <table:table-cell table:formula="of:=TAN([.N8])" office:value-type="float" office:value="0.0122724623795663">
            <text:p>0,012272462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POWER(2;-[.A9])" office:value-type="float" office:value="0.0078125">
            <text:p>0,0078125</text:p>
          </table:table-cell>
          <table:table-cell table:formula="of:=ATAN([.B9])" office:value-type="float" office:value="0.00781234106010111">
            <text:p>0,0078123411</text:p>
          </table:table-cell>
          <table:table-cell table:formula="of:=[.C9] * POWER(2;[.D47])" office:value-type="float" office:value="2097109.33489576">
            <text:p>2097109,33489576</text:p>
          </table:table-cell>
          <table:table-cell table:formula="of:=ROUND([.D9];0)" office:value-type="float" office:value="2097109">
            <text:p>2097109</text:p>
          </table:table-cell>
          <table:table-cell table:number-columns-repeated="2"/>
          <table:table-cell table:formula="of:=[.H8]-([.K8]*[.O8]*[.I8])" office:value-type="float" office:value="1.51888496458461">
            <text:p>1,5188849646</text:p>
          </table:table-cell>
          <table:table-cell table:formula="of:=([.K8]*[.O8] * [.H8]) + [.I8]" office:value-type="float" office:value="0.400331993542664">
            <text:p>0,4003319935</text:p>
          </table:table-cell>
          <table:table-cell table:formula="of:=[.J8]-([.K8] * [.N8])" office:value-type="float" office:value="0.00409061543436164">
            <text:p>0,0040906154</text:p>
          </table:table-cell>
          <table:table-cell table:formula="of:=IF([.J9] &lt;= 0; -1;1)" office:value-type="float" office:value="1">
            <text:p>1</text:p>
          </table:table-cell>
          <table:table-cell table:number-columns-repeated="2"/>
          <table:table-cell table:formula="of:=[.N8] / 2" office:value-type="float" office:value="0.00613592315154256">
            <text:p>0,0061359232</text:p>
          </table:table-cell>
          <table:table-cell table:formula="of:=TAN([.N9])" office:value-type="float" office:value="0.0061360001576234">
            <text:p>0,006136000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POWER(2;-[.A10])" office:value-type="float" office:value="0.00390625">
            <text:p>0,00390625</text:p>
          </table:table-cell>
          <table:table-cell table:formula="of:=ATAN([.B10])" office:value-type="float" office:value="0.00390623013196697">
            <text:p>0,0039062301</text:p>
          </table:table-cell>
          <table:table-cell table:formula="of:=[.C10] * POWER(2;[.D47])" office:value-type="float" office:value="1048570.66671549">
            <text:p>1048570,66671549</text:p>
          </table:table-cell>
          <table:table-cell table:formula="of:=ROUND([.D10];0)" office:value-type="float" office:value="1048571">
            <text:p>1048571</text:p>
          </table:table-cell>
          <table:table-cell table:number-columns-repeated="2"/>
          <table:table-cell table:formula="of:=[.H9]-([.K9]*[.O9]*[.I9])" office:value-type="float" office:value="1.51642852740913">
            <text:p>1,5164285274</text:p>
          </table:table-cell>
          <table:table-cell table:formula="of:=([.K9]*[.O9] * [.H9]) + [.I9]" office:value-type="float" office:value="0.409651871924767">
            <text:p>0,4096518719</text:p>
          </table:table-cell>
          <table:table-cell table:formula="of:=[.J9]-([.K9] * [.N9])" office:value-type="float" office:value="-0.00204530771718093">
            <text:p>-0,0020453077</text:p>
          </table:table-cell>
          <table:table-cell table:formula="of:=IF([.J10] &lt;= 0; -1;1)" office:value-type="float" office:value="-1">
            <text:p>-1</text:p>
          </table:table-cell>
          <table:table-cell table:number-columns-repeated="2"/>
          <table:table-cell table:formula="of:=[.N9] / 2" office:value-type="float" office:value="0.00306796157577128">
            <text:p>0,0030679616</text:p>
          </table:table-cell>
          <table:table-cell table:formula="of:=TAN([.N10])" office:value-type="float" office:value="0.00306797120142267">
            <text:p>0,003067971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POWER(2;-[.A11])" office:value-type="float" office:value="0.001953125">
            <text:p>0,001953125</text:p>
          </table:table-cell>
          <table:table-cell table:formula="of:=ATAN([.B11])" office:value-type="float" office:value="0.00195312251647882">
            <text:p>0,0019531225</text:p>
          </table:table-cell>
          <table:table-cell table:formula="of:=[.C11] * POWER(2;[.D47])" office:value-type="float" office:value="524287.333334859">
            <text:p>524287,333334859</text:p>
          </table:table-cell>
          <table:table-cell table:formula="of:=ROUND([.D11];0)" office:value-type="float" office:value="524287">
            <text:p>524287</text:p>
          </table:table-cell>
          <table:table-cell table:number-columns-repeated="2"/>
          <table:table-cell table:formula="of:=[.H10]-([.K10]*[.O10]*[.I10])" office:value-type="float" office:value="1.5176853275548">
            <text:p>1,5176853276</text:p>
          </table:table-cell>
          <table:table-cell table:formula="of:=([.K10]*[.O10] * [.H10]) + [.I10]" office:value-type="float" office:value="0.40499951287366">
            <text:p>0,4049995129</text:p>
          </table:table-cell>
          <table:table-cell table:formula="of:=[.J10]-([.K10] * [.N10])" office:value-type="float" office:value="0.00102265385859035">
            <text:p>0,0010226539</text:p>
          </table:table-cell>
          <table:table-cell table:formula="of:=IF([.J11] &lt;= 0; -1;1)" office:value-type="float" office:value="1">
            <text:p>1</text:p>
          </table:table-cell>
          <table:table-cell table:number-columns-repeated="2"/>
          <table:table-cell table:formula="of:=[.N10] / 2" office:value-type="float" office:value="0.00153398078788564">
            <text:p>0,0015339808</text:p>
          </table:table-cell>
          <table:table-cell table:formula="of:=TAN([.N11])" office:value-type="float" office:value="0.00153398199108867">
            <text:p>0,0015339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POWER(2;-[.A12])" office:value-type="float" office:value="0.0009765625">
            <text:p>0,0009765625</text:p>
          </table:table-cell>
          <table:table-cell table:formula="of:=ATAN([.B12])" office:value-type="float" office:value="0.000976562189559319">
            <text:p>0,0009765622</text:p>
          </table:table-cell>
          <table:table-cell table:formula="of:=[.C12] * POWER(2;[.D47])" office:value-type="float" office:value="262143.916666714">
            <text:p>262143,916666714</text:p>
          </table:table-cell>
          <table:table-cell table:formula="of:=ROUND([.D12];0)" office:value-type="float" office:value="262144">
            <text:p>262144</text:p>
          </table:table-cell>
          <table:table-cell table:number-columns-repeated="2"/>
          <table:table-cell table:formula="of:=[.H11]-([.K11]*[.O11]*[.I11])" office:value-type="float" office:value="1.51706406559565">
            <text:p>1,5170640656</text:p>
          </table:table-cell>
          <table:table-cell table:formula="of:=([.K11]*[.O11] * [.H11]) + [.I11]" office:value-type="float" office:value="0.407327614834268">
            <text:p>0,4073276148</text:p>
          </table:table-cell>
          <table:table-cell table:formula="of:=[.J11]-([.K11] * [.N11])" office:value-type="float" office:value="-0.000511326929295288">
            <text:p>-0,0005113269</text:p>
          </table:table-cell>
          <table:table-cell table:formula="of:=IF([.J12] &lt;= 0; -1;1)" office:value-type="float" office:value="-1">
            <text:p>-1</text:p>
          </table:table-cell>
          <table:table-cell table:number-columns-repeated="2"/>
          <table:table-cell table:formula="of:=[.N11] / 2" office:value-type="float" office:value="0.000766990393942821">
            <text:p>0,0007669904</text:p>
          </table:table-cell>
          <table:table-cell table:formula="of:=TAN([.N12])" office:value-type="float" office:value="0.000766990544343093">
            <text:p>0,00076699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POWER(2;-[.A13])" office:value-type="float" office:value="0.00048828125">
            <text:p>0,0004882813</text:p>
          </table:table-cell>
          <table:table-cell table:formula="of:=ATAN([.B13])" office:value-type="float" office:value="0.000488281211194898">
            <text:p>0,0004882812</text:p>
          </table:table-cell>
          <table:table-cell table:formula="of:=[.C13] * POWER(2;[.D47])" office:value-type="float" office:value="131071.989583335">
            <text:p>131071,989583335</text:p>
          </table:table-cell>
          <table:table-cell table:formula="of:=ROUND([.D13];0)" office:value-type="float" office:value="131072">
            <text:p>131072</text:p>
          </table:table-cell>
          <table:table-cell table:number-columns-repeated="2"/>
          <table:table-cell table:formula="of:=[.H12]-([.K12]*[.O12]*[.I12])" office:value-type="float" office:value="1.51737648202468">
            <text:p>1,517376482</text:p>
          </table:table-cell>
          <table:table-cell table:formula="of:=([.K12]*[.O12] * [.H12]) + [.I12]" office:value-type="float" office:value="0.406164041040794">
            <text:p>0,406164041</text:p>
          </table:table-cell>
          <table:table-cell table:formula="of:=[.J12]-([.K12] * [.N12])" office:value-type="float" office:value="0.000255663464647533">
            <text:p>0,0002556635</text:p>
          </table:table-cell>
          <table:table-cell table:formula="of:=IF([.J13] &lt;= 0; -1;1)" office:value-type="float" office:value="1">
            <text:p>1</text:p>
          </table:table-cell>
          <table:table-cell table:number-columns-repeated="2"/>
          <table:table-cell table:formula="of:=[.N12] / 2" office:value-type="float" office:value="0.00038349519697141">
            <text:p>0,0003834952</text:p>
          </table:table-cell>
          <table:table-cell table:formula="of:=TAN([.N13])" office:value-type="float" office:value="0.000383495215771441">
            <text:p>0,000383495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POWER(2;-[.A14])" office:value-type="float" office:value="0.000244140625">
            <text:p>0,0002441406</text:p>
          </table:table-cell>
          <table:table-cell table:formula="of:=ATAN([.B14])" office:value-type="float" office:value="0.000244140620149362">
            <text:p>0,0002441406</text:p>
          </table:table-cell>
          <table:table-cell table:formula="of:=[.C14] * POWER(2;[.D47])" office:value-type="float" office:value="65535.9986979167">
            <text:p>65535,9986979167</text:p>
          </table:table-cell>
          <table:table-cell table:formula="of:=ROUND([.D14];0)" office:value-type="float" office:value="65536">
            <text:p>65536</text:p>
          </table:table-cell>
          <table:table-cell table:number-columns-repeated="2"/>
          <table:table-cell table:formula="of:=[.H13]-([.K13]*[.O13]*[.I13])" office:value-type="float" office:value="1.51722072005812">
            <text:p>1,5172207201</text:p>
          </table:table-cell>
          <table:table-cell table:formula="of:=([.K13]*[.O13] * [.H13]) + [.I13]" office:value-type="float" office:value="0.406745947662174">
            <text:p>0,4067459477</text:p>
          </table:table-cell>
          <table:table-cell table:formula="of:=[.J13]-([.K13] * [.N13])" office:value-type="float" office:value="-0.000127831732323877">
            <text:p>-0,0001278317</text:p>
          </table:table-cell>
          <table:table-cell table:formula="of:=IF([.J14] &lt;= 0; -1;1)" office:value-type="float" office:value="-1">
            <text:p>-1</text:p>
          </table:table-cell>
          <table:table-cell table:number-columns-repeated="2"/>
          <table:table-cell table:formula="of:=[.N13] / 2" office:value-type="float" office:value="0.000191747598485705">
            <text:p>0,0001917476</text:p>
          </table:table-cell>
          <table:table-cell table:formula="of:=TAN([.N14])" office:value-type="float" office:value="0.000191747600835709">
            <text:p>0,00019174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POWER(2;-[.A15])" office:value-type="float" office:value="0.0001220703125">
            <text:p>0,0001220703</text:p>
          </table:table-cell>
          <table:table-cell table:formula="of:=ATAN([.B15])" office:value-type="float" office:value="0.00012207031189367">
            <text:p>0,0001220703</text:p>
          </table:table-cell>
          <table:table-cell table:formula="of:=[.C15] * POWER(2;[.D47])" office:value-type="float" office:value="32767.9998372396">
            <text:p>32767,9998372396</text:p>
          </table:table-cell>
          <table:table-cell table:formula="of:=ROUND([.D15];0)" office:value-type="float" office:value="32768">
            <text:p>32768</text:p>
          </table:table-cell>
          <table:table-cell table:number-columns-repeated="2"/>
          <table:table-cell table:formula="of:=[.H14]-([.K14]*[.O14]*[.I14])" office:value-type="float" office:value="1.51729871261774">
            <text:p>1,5172987126</text:p>
          </table:table-cell>
          <table:table-cell table:formula="of:=([.K14]*[.O14] * [.H14]) + [.I14]" office:value-type="float" office:value="0.406455024229165">
            <text:p>0,4064550242</text:p>
          </table:table-cell>
          <table:table-cell table:formula="of:=[.J14]-([.K14] * [.N14])" office:value-type="float" office:value="0.0000639158661618277">
            <text:p>6,39158661618277E-005</text:p>
          </table:table-cell>
          <table:table-cell table:formula="of:=IF([.J15] &lt;= 0; -1;1)" office:value-type="float" office:value="1">
            <text:p>1</text:p>
          </table:table-cell>
          <table:table-cell table:number-columns-repeated="2"/>
          <table:table-cell table:formula="of:=[.N14] / 2" office:value-type="float" office:value="0.0000958737992428526">
            <text:p>9,58737992428526E-005</text:p>
          </table:table-cell>
          <table:table-cell table:formula="of:=TAN([.N15])" office:value-type="float" office:value="0.000095873799536603">
            <text:p>9,5873799536603E-0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POWER(2;-[.A16])" office:value-type="float" office:value="0.00006103515625">
            <text:p>6,103515625E-005</text:p>
          </table:table-cell>
          <table:table-cell table:formula="of:=ATAN([.B16])" office:value-type="float" office:value="0.0000610351561742088">
            <text:p>6,10351561742088E-005</text:p>
          </table:table-cell>
          <table:table-cell table:formula="of:=[.C16] * POWER(2;[.D47])" office:value-type="float" office:value="16383.9999796549">
            <text:p>16383,9999796549</text:p>
          </table:table-cell>
          <table:table-cell table:formula="of:=ROUND([.D16];0)" office:value-type="float" office:value="16384">
            <text:p>16384</text:p>
          </table:table-cell>
          <table:table-cell table:number-columns-repeated="2"/>
          <table:table-cell table:formula="of:=[.H15]-([.K15]*[.O15]*[.I15])" office:value-type="float" office:value="1.51725974423023">
            <text:p>1,5172597442</text:p>
          </table:table-cell>
          <table:table-cell table:formula="of:=([.K15]*[.O15] * [.H15]) + [.I15]" office:value-type="float" office:value="0.406600493421776">
            <text:p>0,4066004934</text:p>
          </table:table-cell>
          <table:table-cell table:formula="of:=[.J15]-([.K15] * [.N15])" office:value-type="float" office:value="-0.0000319579330810249">
            <text:p>-3,19579330810249E-005</text:p>
          </table:table-cell>
          <table:table-cell table:formula="of:=IF([.J16] &lt;= 0; -1;1)" office:value-type="float" office:value="-1">
            <text:p>-1</text:p>
          </table:table-cell>
          <table:table-cell table:number-columns-repeated="2"/>
          <table:table-cell table:formula="of:=[.N15] / 2" office:value-type="float" office:value="0.0000479368996214263">
            <text:p>4,79368996214263E-005</text:p>
          </table:table-cell>
          <table:table-cell table:formula="of:=TAN([.N16])" office:value-type="float" office:value="0.0000479368996581451">
            <text:p>4,79368996581451E-0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POWER(2;-[.A17])" office:value-type="float" office:value="0.000030517578125">
            <text:p>3,0517578125E-005</text:p>
          </table:table-cell>
          <table:table-cell table:formula="of:=ATAN([.B17])" office:value-type="float" office:value="0.0000305175781155261">
            <text:p>3,05175781155261E-005</text:p>
          </table:table-cell>
          <table:table-cell table:formula="of:=[.C17] * POWER(2;[.D47])" office:value-type="float" office:value="8191.99999745687">
            <text:p>8191,9999974569</text:p>
          </table:table-cell>
          <table:table-cell table:formula="of:=ROUND([.D17];0)" office:value-type="float" office:value="8192">
            <text:p>8192</text:p>
          </table:table-cell>
          <table:table-cell table:number-columns-repeated="2"/>
          <table:table-cell table:formula="of:=[.H16]-([.K16]*[.O16]*[.I16])" office:value-type="float" office:value="1.51727923539728">
            <text:p>1,5172792354</text:p>
          </table:table-cell>
          <table:table-cell table:formula="of:=([.K16]*[.O16] * [.H16]) + [.I16]" office:value-type="float" office:value="0.406527760693661">
            <text:p>0,4065277607</text:p>
          </table:table-cell>
          <table:table-cell table:formula="of:=[.J16]-([.K16] * [.N16])" office:value-type="float" office:value="0.0000159789665404014">
            <text:p>0,000015979</text:p>
          </table:table-cell>
          <table:table-cell table:formula="of:=IF([.J17] &lt;= 0; -1;1)" office:value-type="float" office:value="1">
            <text:p>1</text:p>
          </table:table-cell>
          <table:table-cell table:number-columns-repeated="2"/>
          <table:table-cell table:formula="of:=[.N16] / 2" office:value-type="float" office:value="0.0000239684498107131">
            <text:p>2,39684498107131E-005</text:p>
          </table:table-cell>
          <table:table-cell table:formula="of:=TAN([.N17])" office:value-type="float" office:value="0.000023968449815303">
            <text:p>2,3968449815303E-0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POWER(2;-[.A18])" office:value-type="float" office:value="0.0000152587890625">
            <text:p>1,52587890625E-005</text:p>
          </table:table-cell>
          <table:table-cell table:formula="of:=ATAN([.B18])" office:value-type="float" office:value="0.0000152587890613158">
            <text:p>1,52587890613158E-005</text:p>
          </table:table-cell>
          <table:table-cell table:formula="of:=[.C18] * POWER(2;[.D47])" office:value-type="float" office:value="4095.99999968211">
            <text:p>4095,9999996821</text:p>
          </table:table-cell>
          <table:table-cell table:formula="of:=ROUND([.D18];0)" office:value-type="float" office:value="4096">
            <text:p>4096</text:p>
          </table:table-cell>
          <table:table-cell table:number-columns-repeated="2"/>
          <table:table-cell table:formula="of:=[.H17]-([.K17]*[.O17]*[.I17])" office:value-type="float" office:value="1.51726949155705">
            <text:p>1,5172694916</text:p>
          </table:table-cell>
          <table:table-cell table:formula="of:=([.K17]*[.O17] * [.H17]) + [.I17]" office:value-type="float" office:value="0.406564127524871">
            <text:p>0,4065641275</text:p>
          </table:table-cell>
          <table:table-cell table:formula="of:=[.J17]-([.K17] * [.N17])" office:value-type="float" office:value="-0.00000798948327031173">
            <text:p>-7,98948327031173E-006</text:p>
          </table:table-cell>
          <table:table-cell table:formula="of:=IF([.J18] &lt;= 0; -1;1)" office:value-type="float" office:value="-1">
            <text:p>-1</text:p>
          </table:table-cell>
          <table:table-cell table:number-columns-repeated="2"/>
          <table:table-cell table:formula="of:=[.N17] / 2" office:value-type="float" office:value="0.0000119842249053566">
            <text:p>1,19842249053566E-005</text:p>
          </table:table-cell>
          <table:table-cell table:formula="of:=TAN([.N18])" office:value-type="float" office:value="0.0000119842249059303">
            <text:p>1,19842249059303E-0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POWER(2;-[.A19])" office:value-type="float" office:value="0.00000762939453125">
            <text:p>7,62939453125E-006</text:p>
          </table:table-cell>
          <table:table-cell table:formula="of:=ATAN([.B19])" office:value-type="float" office:value="0.00000762939453110197">
            <text:p>7,62939453110197E-006</text:p>
          </table:table-cell>
          <table:table-cell table:formula="of:=[.C19] * POWER(2;[.D47])" office:value-type="float" office:value="2047.99999996026">
            <text:p>2047,9999999603</text:p>
          </table:table-cell>
          <table:table-cell table:formula="of:=ROUND([.D19];0)" office:value-type="float" office:value="2048">
            <text:p>2048</text:p>
          </table:table-cell>
          <table:table-cell table:number-columns-repeated="2"/>
          <table:table-cell table:formula="of:=[.H18]-([.K18]*[.O18]*[.I18])" office:value-type="float" office:value="1.51727436391299">
            <text:p>1,5172743639</text:p>
          </table:table-cell>
          <table:table-cell table:formula="of:=([.K18]*[.O18] * [.H18]) + [.I18]" office:value-type="float" office:value="0.406545944226041">
            <text:p>0,4065459442</text:p>
          </table:table-cell>
          <table:table-cell table:formula="of:=[.J18]-([.K18] * [.N18])" office:value-type="float" office:value="0.00000399474163504484">
            <text:p>3,99474163504484E-006</text:p>
          </table:table-cell>
          <table:table-cell table:formula="of:=IF([.J19] &lt;= 0; -1;1)" office:value-type="float" office:value="1">
            <text:p>1</text:p>
          </table:table-cell>
          <table:table-cell table:number-columns-repeated="2"/>
          <table:table-cell table:formula="of:=[.N18] / 2" office:value-type="float" office:value="0.00000599211245267829">
            <text:p>5,99211245267829E-006</text:p>
          </table:table-cell>
          <table:table-cell table:formula="of:=TAN([.N19])" office:value-type="float" office:value="0.00000599211245275">
            <text:p>5,99211245275E-0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POWER(2;-[.A20])" office:value-type="float" office:value="0.000003814697265625">
            <text:p>3,814697265625E-006</text:p>
          </table:table-cell>
          <table:table-cell table:formula="of:=ATAN([.B20])" office:value-type="float" office:value="0.0000038146972656065">
            <text:p>3,8146972656065E-006</text:p>
          </table:table-cell>
          <table:table-cell table:formula="of:=[.C20] * POWER(2;[.D47])" office:value-type="float" office:value="1023.99999999503">
            <text:p>1023,999999995</text:p>
          </table:table-cell>
          <table:table-cell table:formula="of:=ROUND([.D20];0)" office:value-type="float" office:value="1024">
            <text:p>1024</text:p>
          </table:table-cell>
          <table:table-cell table:number-columns-repeated="2"/>
          <table:table-cell table:formula="of:=[.H19]-([.K19]*[.O19]*[.I19])" office:value-type="float" office:value="1.51727192784398">
            <text:p>1,5172719278</text:p>
          </table:table-cell>
          <table:table-cell table:formula="of:=([.K19]*[.O19] * [.H19]) + [.I19]" office:value-type="float" office:value="0.406555035904651">
            <text:p>0,4065550359</text:p>
          </table:table-cell>
          <table:table-cell table:formula="of:=[.J19]-([.K19] * [.N19])" office:value-type="float" office:value="-0.00000199737081763344">
            <text:p>-1,99737081763344E-006</text:p>
          </table:table-cell>
          <table:table-cell table:formula="of:=IF([.J20] &lt;= 0; -1;1)" office:value-type="float" office:value="-1">
            <text:p>-1</text:p>
          </table:table-cell>
          <table:table-cell table:number-columns-repeated="2"/>
          <table:table-cell table:formula="of:=[.N19] / 2" office:value-type="float" office:value="0.00000299605622633914">
            <text:p>2,99605622633914E-006</text:p>
          </table:table-cell>
          <table:table-cell table:formula="of:=TAN([.N20])" office:value-type="float" office:value="0.00000299605622634811">
            <text:p>2,99605622634811E-0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POWER(2;-[.A21])" office:value-type="float" office:value="0.0000019073486328125">
            <text:p>1,9073486328125E-006</text:p>
          </table:table-cell>
          <table:table-cell table:formula="of:=ATAN([.B21])" office:value-type="float" office:value="0.00000190734863281019">
            <text:p>1,90734863281019E-006</text:p>
          </table:table-cell>
          <table:table-cell table:formula="of:=[.C21] * POWER(2;[.D47])" office:value-type="float" office:value="511.999999999379">
            <text:p>511,9999999994</text:p>
          </table:table-cell>
          <table:table-cell table:formula="of:=ROUND([.D21];0)" office:value-type="float" office:value="512">
            <text:p>512</text:p>
          </table:table-cell>
          <table:table-cell table:number-columns-repeated="2"/>
          <table:table-cell table:formula="of:=[.H20]-([.K20]*[.O20]*[.I20])" office:value-type="float" office:value="1.51727314590572">
            <text:p>1,5172731459</text:p>
          </table:table-cell>
          <table:table-cell table:formula="of:=([.K20]*[.O20] * [.H20]) + [.I20]" office:value-type="float" office:value="0.406550490072645">
            <text:p>0,4065504901</text:p>
          </table:table-cell>
          <table:table-cell table:formula="of:=[.J20]-([.K20] * [.N20])" office:value-type="float" office:value="0.0000009986854087057">
            <text:p>9,986854087057E-007</text:p>
          </table:table-cell>
          <table:table-cell table:formula="of:=IF([.J21] &lt;= 0; -1;1)" office:value-type="float" office:value="1">
            <text:p>1</text:p>
          </table:table-cell>
          <table:table-cell table:number-columns-repeated="2"/>
          <table:table-cell table:formula="of:=[.N20] / 2" office:value-type="float" office:value="0.00000149802811316957">
            <text:p>0,000001498</text:p>
          </table:table-cell>
          <table:table-cell table:formula="of:=TAN([.N21])" office:value-type="float" office:value="0.00000149802811317069">
            <text:p>0,0000014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POWER(2;-[.A22])" office:value-type="float" office:value="0.00000095367431640625">
            <text:p>9,5367431640625E-007</text:p>
          </table:table-cell>
          <table:table-cell table:formula="of:=ATAN([.B22])" office:value-type="float" office:value="0.000000953674316405961">
            <text:p>9,53674316405961E-007</text:p>
          </table:table-cell>
          <table:table-cell table:formula="of:=[.C22] * POWER(2;[.D47])" office:value-type="float" office:value="255.999999999922">
            <text:p>255,9999999999</text:p>
          </table:table-cell>
          <table:table-cell table:formula="of:=ROUND([.D22];0)" office:value-type="float" office:value="256">
            <text:p>256</text:p>
          </table:table-cell>
          <table:table-cell table:number-columns-repeated="2"/>
          <table:table-cell table:formula="of:=[.H21]-([.K21]*[.O21]*[.I21])" office:value-type="float" office:value="1.51727253688166">
            <text:p>1,5172725369</text:p>
          </table:table-cell>
          <table:table-cell table:formula="of:=([.K21]*[.O21] * [.H21]) + [.I21]" office:value-type="float" office:value="0.406552762990473">
            <text:p>0,406552763</text:p>
          </table:table-cell>
          <table:table-cell table:formula="of:=[.J21]-([.K21] * [.N21])" office:value-type="float" office:value="-0.000000499342704463872">
            <text:p>-4,99342704463872E-007</text:p>
          </table:table-cell>
          <table:table-cell table:formula="of:=IF([.J22] &lt;= 0; -1;1)" office:value-type="float" office:value="-1">
            <text:p>-1</text:p>
          </table:table-cell>
          <table:table-cell table:number-columns-repeated="2"/>
          <table:table-cell table:formula="of:=[.N21] / 2" office:value-type="float" office:value="0.000000749014056584786">
            <text:p>0,000000749</text:p>
          </table:table-cell>
          <table:table-cell table:formula="of:=TAN([.N22])" office:value-type="float" office:value="0.000000749014056584926">
            <text:p>0,00000074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POWER(2;-[.A23])" office:value-type="float" office:value="0.000000476837158203125">
            <text:p>4,76837158203125E-007</text:p>
          </table:table-cell>
          <table:table-cell table:formula="of:=ATAN([.B23])" office:value-type="float" office:value="0.000000476837158203089">
            <text:p>4,76837158203089E-007</text:p>
          </table:table-cell>
          <table:table-cell table:formula="of:=[.C23] * POWER(2;[.D47])" office:value-type="float" office:value="127.99999999999">
            <text:p>128</text:p>
          </table:table-cell>
          <table:table-cell table:formula="of:=ROUND([.D23];0)" office:value-type="float" office:value="128">
            <text:p>128</text:p>
          </table:table-cell>
          <table:table-cell table:number-columns-repeated="2"/>
          <table:table-cell table:formula="of:=[.H22]-([.K22]*[.O22]*[.I22])" office:value-type="float" office:value="1.51727284139539">
            <text:p>1,5172728414</text:p>
          </table:table-cell>
          <table:table-cell table:formula="of:=([.K22]*[.O22] * [.H22]) + [.I22]" office:value-type="float" office:value="0.406551626532015">
            <text:p>0,4065516265</text:p>
          </table:table-cell>
          <table:table-cell table:formula="of:=[.J22]-([.K22] * [.N22])" office:value-type="float" office:value="0.000000249671352120914">
            <text:p>2,49671352120914E-007</text:p>
          </table:table-cell>
          <table:table-cell table:formula="of:=IF([.J23] &lt;= 0; -1;1)" office:value-type="float" office:value="1">
            <text:p>1</text:p>
          </table:table-cell>
          <table:table-cell table:number-columns-repeated="2"/>
          <table:table-cell table:formula="of:=[.N22] / 2" office:value-type="float" office:value="0.000000374507028292393">
            <text:p>3,74507028292393E-007</text:p>
          </table:table-cell>
          <table:table-cell table:formula="of:=TAN([.N23])" office:value-type="float" office:value="0.00000037450702829241">
            <text:p>3,7450702829241E-0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POWER(2;-[.A24])" office:value-type="float" office:value="0.000000238418579101562">
            <text:p>2,38418579101562E-007</text:p>
          </table:table-cell>
          <table:table-cell table:formula="of:=ATAN([.B24])" office:value-type="float" office:value="0.000000238418579101558">
            <text:p>2,38418579101558E-007</text:p>
          </table:table-cell>
          <table:table-cell table:formula="of:=[.C24] * POWER(2;[.D47])" office:value-type="float" office:value="63.9999999999988">
            <text:p>64</text:p>
          </table:table-cell>
          <table:table-cell table:formula="of:=ROUND([.D24];0)" office:value-type="float" office:value="64">
            <text:p>64</text:p>
          </table:table-cell>
          <table:table-cell table:number-columns-repeated="2"/>
          <table:table-cell table:formula="of:=[.H23]-([.K23]*[.O23]*[.I23])" office:value-type="float" office:value="1.51727268913895">
            <text:p>1,5172726891</text:p>
          </table:table-cell>
          <table:table-cell table:formula="of:=([.K23]*[.O23] * [.H23]) + [.I23]" office:value-type="float" office:value="0.406552194761358">
            <text:p>0,4065521948</text:p>
          </table:table-cell>
          <table:table-cell table:formula="of:=[.J23]-([.K23] * [.N23])" office:value-type="float" office:value="-0.000000124835676171479">
            <text:p>-1,24835676171479E-007</text:p>
          </table:table-cell>
          <table:table-cell table:formula="of:=IF([.J24] &lt;= 0; -1;1)" office:value-type="float" office:value="-1">
            <text:p>-1</text:p>
          </table:table-cell>
          <table:table-cell table:number-columns-repeated="2"/>
          <table:table-cell table:formula="of:=[.N23] / 2" office:value-type="float" office:value="0.000000187253514146196">
            <text:p>1,87253514146196E-007</text:p>
          </table:table-cell>
          <table:table-cell table:formula="of:=TAN([.N24])" office:value-type="float" office:value="0.000000187253514146199">
            <text:p>1,87253514146199E-0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POWER(2;-[.A25])" office:value-type="float" office:value="0.000000119209289550781">
            <text:p>1,19209289550781E-007</text:p>
          </table:table-cell>
          <table:table-cell table:formula="of:=ATAN([.B25])" office:value-type="float" office:value="0.000000119209289550781">
            <text:p>1,19209289550781E-007</text:p>
          </table:table-cell>
          <table:table-cell table:formula="of:=[.C25] * POWER(2;[.D47])" office:value-type="float" office:value="31.9999999999998">
            <text:p>32</text:p>
          </table:table-cell>
          <table:table-cell table:formula="of:=ROUND([.D25];0)" office:value-type="float" office:value="32">
            <text:p>32</text:p>
          </table:table-cell>
          <table:table-cell table:number-columns-repeated="2"/>
          <table:table-cell table:formula="of:=[.H24]-([.K24]*[.O24]*[.I24])" office:value-type="float" office:value="1.51727276526728">
            <text:p>1,5172727653</text:p>
          </table:table-cell>
          <table:table-cell table:formula="of:=([.K24]*[.O24] * [.H24]) + [.I24]" office:value-type="float" office:value="0.406551910646715">
            <text:p>0,4065519106</text:p>
          </table:table-cell>
          <table:table-cell table:formula="of:=[.J24]-([.K24] * [.N24])" office:value-type="float" office:value="0.0000000624178379747173">
            <text:p>6,24178379747173E-008</text:p>
          </table:table-cell>
          <table:table-cell table:formula="of:=IF([.J25] &lt;= 0; -1;1)" office:value-type="float" office:value="1">
            <text:p>1</text:p>
          </table:table-cell>
          <table:table-cell table:number-columns-repeated="2"/>
          <table:table-cell table:formula="of:=[.N24] / 2" office:value-type="float" office:value="0.0000000936267570730982">
            <text:p>9,36267570730982E-008</text:p>
          </table:table-cell>
          <table:table-cell table:formula="of:=TAN([.N25])" office:value-type="float" office:value="0.0000000936267570730985">
            <text:p>9,36267570730985E-0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-[.A26])" office:value-type="float" office:value="0.0000000596046447753906">
            <text:p>5,96046447753906E-008</text:p>
          </table:table-cell>
          <table:table-cell table:formula="of:=ATAN([.B26])" office:value-type="float" office:value="0.0000000596046447753906">
            <text:p>5,96046447753906E-008</text:p>
          </table:table-cell>
          <table:table-cell table:formula="of:=[.C26] * POWER(2;[.D47])" office:value-type="float" office:value="16">
            <text:p>16</text:p>
          </table:table-cell>
          <table:table-cell table:formula="of:=ROUND([.D26];0)" office:value-type="float" office:value="16">
            <text:p>16</text:p>
          </table:table-cell>
          <table:table-cell table:number-columns-repeated="2"/>
          <table:table-cell table:formula="of:=[.H25]-([.K25]*[.O25]*[.I25])" office:value-type="float" office:value="1.51727272720314">
            <text:p>1,5172727272</text:p>
          </table:table-cell>
          <table:table-cell table:formula="of:=([.K25]*[.O25] * [.H25]) + [.I25]" office:value-type="float" office:value="0.406552052704043">
            <text:p>0,4065520527</text:p>
          </table:table-cell>
          <table:table-cell table:formula="of:=[.J25]-([.K25] * [.N25])" office:value-type="float" office:value="-0.0000000312089190983809">
            <text:p>-3,12089190983809E-008</text:p>
          </table:table-cell>
          <table:table-cell table:formula="of:=IF([.J26] &lt;= 0; -1;1)" office:value-type="float" office:value="-1">
            <text:p>-1</text:p>
          </table:table-cell>
          <table:table-cell table:number-columns-repeated="2"/>
          <table:table-cell table:formula="of:=[.N25] / 2" office:value-type="float" office:value="0.0000000468133785365491">
            <text:p>4,68133785365491E-008</text:p>
          </table:table-cell>
          <table:table-cell table:formula="of:=TAN([.N26])" office:value-type="float" office:value="0.0000000468133785365491">
            <text:p>4,68133785365491E-0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-[.A27])" office:value-type="float" office:value="0.0000000298023223876953">
            <text:p>2,98023223876953E-008</text:p>
          </table:table-cell>
          <table:table-cell table:formula="of:=ATAN([.B27])" office:value-type="float" office:value="0.0000000298023223876953">
            <text:p>2,98023223876953E-008</text:p>
          </table:table-cell>
          <table:table-cell table:formula="of:=[.C27] * POWER(2;[.D47])" office:value-type="float" office:value="8">
            <text:p>8</text:p>
          </table:table-cell>
          <table:table-cell table:formula="of:=ROUND([.D27];0)" office:value-type="float" office:value="8">
            <text:p>8</text:p>
          </table:table-cell>
          <table:table-cell table:number-columns-repeated="2"/>
          <table:table-cell table:formula="of:=[.H26]-([.K26]*[.O26]*[.I26])" office:value-type="float" office:value="1.51727274623522">
            <text:p>1,5172727462</text:p>
          </table:table-cell>
          <table:table-cell table:formula="of:=([.K26]*[.O26] * [.H26]) + [.I26]" office:value-type="float" office:value="0.406551981675381">
            <text:p>0,4065519817</text:p>
          </table:table-cell>
          <table:table-cell table:formula="of:=[.J26]-([.K26] * [.N26])" office:value-type="float" office:value="0.0000000156044594381682">
            <text:p>1,56044594381682E-008</text:p>
          </table:table-cell>
          <table:table-cell table:formula="of:=IF([.J27] &lt;= 0; -1;1)" office:value-type="float" office:value="1">
            <text:p>1</text:p>
          </table:table-cell>
          <table:table-cell table:number-columns-repeated="2"/>
          <table:table-cell table:formula="of:=[.N26] / 2" office:value-type="float" office:value="0.0000000234066892682746">
            <text:p>2,34066892682746E-008</text:p>
          </table:table-cell>
          <table:table-cell table:formula="of:=TAN([.N27])" office:value-type="float" office:value="0.0000000234066892682746">
            <text:p>2,34066892682746E-0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POWER(2;-[.A28])" office:value-type="float" office:value="0.0000000149011611938477">
            <text:p>1,49011611938477E-008</text:p>
          </table:table-cell>
          <table:table-cell table:formula="of:=ATAN([.B28])" office:value-type="float" office:value="0.0000000149011611938477">
            <text:p>1,49011611938477E-008</text:p>
          </table:table-cell>
          <table:table-cell table:formula="of:=[.C28] * POWER(2;[.D47])" office:value-type="float" office:value="4">
            <text:p>4</text:p>
          </table:table-cell>
          <table:table-cell table:formula="of:=ROUND([.D28];0)" office:value-type="float" office:value="4">
            <text:p>4</text:p>
          </table:table-cell>
          <table:table-cell table:number-columns-repeated="2"/>
          <table:table-cell table:formula="of:=[.H27]-([.K27]*[.O27]*[.I27])" office:value-type="float" office:value="1.51727273671918">
            <text:p>1,5172727367</text:p>
          </table:table-cell>
          <table:table-cell table:formula="of:=([.K27]*[.O27] * [.H27]) + [.I27]" office:value-type="float" office:value="0.406552017189713">
            <text:p>0,4065520172</text:p>
          </table:table-cell>
          <table:table-cell table:formula="of:=[.J27]-([.K27] * [.N27])" office:value-type="float" office:value="-0.00000000780222983010639">
            <text:p>-7,80222983010639E-009</text:p>
          </table:table-cell>
          <table:table-cell table:formula="of:=IF([.J28] &lt;= 0; -1;1)" office:value-type="float" office:value="-1">
            <text:p>-1</text:p>
          </table:table-cell>
          <table:table-cell table:number-columns-repeated="2"/>
          <table:table-cell table:formula="of:=[.N27] / 2" office:value-type="float" office:value="0.0000000117033446341373">
            <text:p>1,17033446341373E-008</text:p>
          </table:table-cell>
          <table:table-cell table:formula="of:=TAN([.N28])" office:value-type="float" office:value="0.0000000117033446341373">
            <text:p>1,17033446341373E-0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POWER(2;-[.A29])" office:value-type="float" office:value="0.00000000745058059692383">
            <text:p>7,45058059692383E-009</text:p>
          </table:table-cell>
          <table:table-cell table:formula="of:=ATAN([.B29])" office:value-type="float" office:value="0.00000000745058059692383">
            <text:p>7,45058059692383E-009</text:p>
          </table:table-cell>
          <table:table-cell table:formula="of:=[.C29] * POWER(2;[.D47])" office:value-type="float" office:value="2">
            <text:p>2</text:p>
          </table:table-cell>
          <table:table-cell table:formula="of:=ROUND([.D29];0)" office:value-type="float" office:value="2">
            <text:p>2</text:p>
          </table:table-cell>
          <table:table-cell table:number-columns-repeated="2"/>
          <table:table-cell table:formula="of:=[.H28]-([.K28]*[.O28]*[.I28])" office:value-type="float" office:value="1.5172727414772">
            <text:p>1,5172727415</text:p>
          </table:table-cell>
          <table:table-cell table:formula="of:=([.K28]*[.O28] * [.H28]) + [.I28]" office:value-type="float" office:value="0.406551999432547">
            <text:p>0,4065519994</text:p>
          </table:table-cell>
          <table:table-cell table:formula="of:=[.J28]-([.K28] * [.N28])" office:value-type="float" office:value="0.00000000390111480403089">
            <text:p>3,90111480403089E-009</text:p>
          </table:table-cell>
          <table:table-cell table:formula="of:=IF([.J29] &lt;= 0; -1;1)" office:value-type="float" office:value="1">
            <text:p>1</text:p>
          </table:table-cell>
          <table:table-cell table:number-columns-repeated="2"/>
          <table:table-cell table:formula="of:=[.N28] / 2" office:value-type="float" office:value="0.00000000585167231706864">
            <text:p>5,85167231706864E-009</text:p>
          </table:table-cell>
          <table:table-cell table:formula="of:=TAN([.N29])" office:value-type="float" office:value="0.00000000585167231706864">
            <text:p>5,85167231706864E-00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POWER(2;-[.A30])" office:value-type="float" office:value="0.00000000372529029846191">
            <text:p>3,72529029846191E-009</text:p>
          </table:table-cell>
          <table:table-cell table:formula="of:=ATAN([.B30])" office:value-type="float" office:value="0.00000000372529029846191">
            <text:p>3,72529029846191E-009</text:p>
          </table:table-cell>
          <table:table-cell table:formula="of:=[.C30] * POWER(2;[.D47])" office:value-type="float" office:value="1">
            <text:p>1</text:p>
          </table:table-cell>
          <table:table-cell table:formula="of:=ROUND([.D30];0)" office:value-type="float" office:value="1">
            <text:p>1</text:p>
          </table:table-cell>
          <table:table-cell table:number-columns-repeated="2"/>
          <table:table-cell table:formula="of:=[.H29]-([.K29]*[.O29]*[.I29])" office:value-type="float" office:value="1.51727273909819">
            <text:p>1,5172727391</text:p>
          </table:table-cell>
          <table:table-cell table:formula="of:=([.K29]*[.O29] * [.H29]) + [.I29]" office:value-type="float" office:value="0.40655200831113">
            <text:p>0,4065520083</text:p>
          </table:table-cell>
          <table:table-cell table:formula="of:=[.J29]-([.K29] * [.N29])" office:value-type="float" office:value="-0.00000000195055751303775">
            <text:p>-0,000000002</text:p>
          </table:table-cell>
          <table:table-cell table:formula="of:=IF([.J30] &lt;= 0; -1;1)" office:value-type="float" office:value="-1">
            <text:p>-1</text:p>
          </table:table-cell>
          <table:table-cell table:number-columns-repeated="2"/>
          <table:table-cell table:formula="of:=[.N29] / 2" office:value-type="float" office:value="0.00000000292583615853432">
            <text:p>2,92583615853432E-009</text:p>
          </table:table-cell>
          <table:table-cell table:formula="of:=TAN([.N30])" office:value-type="float" office:value="0.00000000292583615853432">
            <text:p>2,92583615853432E-00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POWER(2;-[.A31])" office:value-type="float" office:value="0.00000000186264514923096">
            <text:p>1,86264514923096E-009</text:p>
          </table:table-cell>
          <table:table-cell table:formula="of:=ATAN([.B31])" office:value-type="float" office:value="0.00000000186264514923096">
            <text:p>1,86264514923096E-009</text:p>
          </table:table-cell>
          <table:table-cell table:formula="of:=[.C31] * POWER(2;[.D47])" office:value-type="float" office:value="0.5">
            <text:p>0,5</text:p>
          </table:table-cell>
          <table:table-cell table:formula="of:=ROUND([.D31];0)" office:value-type="float" office:value="1">
            <text:p>1</text:p>
          </table:table-cell>
          <table:table-cell table:number-columns-repeated="2"/>
          <table:table-cell table:formula="of:=[.H30]-([.K30]*[.O30]*[.I30])" office:value-type="float" office:value="1.5172727402877">
            <text:p>1,5172727403</text:p>
          </table:table-cell>
          <table:table-cell table:formula="of:=([.K30]*[.O30] * [.H30]) + [.I30]" office:value-type="float" office:value="0.406552003871838">
            <text:p>0,4065520039</text:p>
          </table:table-cell>
          <table:table-cell table:formula="of:=[.J30]-([.K30] * [.N30])" office:value-type="float" office:value="0.000000000975278645496571">
            <text:p>0,000000001</text:p>
          </table:table-cell>
          <table:table-cell table:formula="of:=IF([.J31] &lt;= 0; -1;1)" office:value-type="float" office:value="1">
            <text:p>1</text:p>
          </table:table-cell>
          <table:table-cell table:number-columns-repeated="2"/>
          <table:table-cell table:formula="of:=[.N30] / 2" office:value-type="float" office:value="0.00000000146291807926716">
            <text:p>1,46291807926716E-009</text:p>
          </table:table-cell>
          <table:table-cell table:formula="of:=TAN([.N31])" office:value-type="float" office:value="0.00000000146291807926716">
            <text:p>1,46291807926716E-0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POWER(2;-[.A32])" office:value-type="float" office:value="0.000000000931322574615479">
            <text:p>9,31322574615479E-010</text:p>
          </table:table-cell>
          <table:table-cell table:formula="of:=ATAN([.B32])" office:value-type="float" office:value="0.000000000931322574615479">
            <text:p>9,31322574615479E-010</text:p>
          </table:table-cell>
          <table:table-cell table:formula="of:=[.C32] * POWER(2;[.D47])" office:value-type="float" office:value="0.25">
            <text:p>0,25</text:p>
          </table:table-cell>
          <table:table-cell table:formula="of:=ROUND([.D32];0)" office:value-type="float" office:value="0">
            <text:p>0</text:p>
          </table:table-cell>
          <table:table-cell table:number-columns-repeated="2"/>
          <table:table-cell table:formula="of:=[.H31]-([.K31]*[.O31]*[.I31])" office:value-type="float" office:value="1.51727273969294">
            <text:p>1,5172727397</text:p>
          </table:table-cell>
          <table:table-cell table:formula="of:=([.K31]*[.O31] * [.H31]) + [.I31]" office:value-type="float" office:value="0.406552006091484">
            <text:p>0,4065520061</text:p>
          </table:table-cell>
          <table:table-cell table:formula="of:=[.J31]-([.K31] * [.N31])" office:value-type="float" office:value="-0.000000000487639433770588">
            <text:p>-4,87639433770588E-010</text:p>
          </table:table-cell>
          <table:table-cell table:formula="of:=IF([.J32] &lt;= 0; -1;1)" office:value-type="float" office:value="-1">
            <text:p>-1</text:p>
          </table:table-cell>
          <table:table-cell table:number-columns-repeated="2"/>
          <table:table-cell table:formula="of:=[.N31] / 2" office:value-type="float" office:value="0.00000000073145903963358">
            <text:p>7,3145903963358E-010</text:p>
          </table:table-cell>
          <table:table-cell table:formula="of:=TAN([.N32])" office:value-type="float" office:value="0.00000000073145903963358">
            <text:p>7,3145903963358E-01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POWER(2;-[.A33])" office:value-type="float" office:value="0.000000000465661287307739">
            <text:p>4,65661287307739E-010</text:p>
          </table:table-cell>
          <table:table-cell table:formula="of:=ATAN([.B33])" office:value-type="float" office:value="0.000000000465661287307739">
            <text:p>4,65661287307739E-010</text:p>
          </table:table-cell>
          <table:table-cell table:formula="of:=[.C33] * POWER(2;[.D47])" office:value-type="float" office:value="0.125">
            <text:p>0,125</text:p>
          </table:table-cell>
          <table:table-cell table:formula="of:=ROUND([.D33];0)" office:value-type="float" office:value="0">
            <text:p>0</text:p>
          </table:table-cell>
          <table:table-cell table:number-columns-repeated="2"/>
          <table:table-cell table:formula="of:=[.H32]-([.K32]*[.O32]*[.I32])" office:value-type="float" office:value="1.51727273999032">
            <text:p>1,51727274</text:p>
          </table:table-cell>
          <table:table-cell table:formula="of:=([.K32]*[.O32] * [.H32]) + [.I32]" office:value-type="float" office:value="0.406552004981661">
            <text:p>0,406552005</text:p>
          </table:table-cell>
          <table:table-cell table:formula="of:=[.J32]-([.K32] * [.N32])" office:value-type="float" office:value="0.000000000243819605862992">
            <text:p>2,43819605862992E-010</text:p>
          </table:table-cell>
          <table:table-cell table:formula="of:=IF([.J33] &lt;= 0; -1;1)" office:value-type="float" office:value="1">
            <text:p>1</text:p>
          </table:table-cell>
          <table:table-cell table:number-columns-repeated="2"/>
          <table:table-cell table:formula="of:=[.N32] / 2" office:value-type="float" office:value="0.00000000036572951981679">
            <text:p>3,6572951981679E-010</text:p>
          </table:table-cell>
          <table:table-cell table:formula="of:=TAN([.N33])" office:value-type="float" office:value="0.00000000036572951981679">
            <text:p>3,6572951981679E-01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POWER(2;-[.A34])" office:value-type="float" office:value="0.00000000023283064365387">
            <text:p>2,3283064365387E-010</text:p>
          </table:table-cell>
          <table:table-cell table:formula="of:=ATAN([.B34])" office:value-type="float" office:value="0.00000000023283064365387">
            <text:p>2,3283064365387E-010</text:p>
          </table:table-cell>
          <table:table-cell table:formula="of:=[.C34] * POWER(2;[.D47])" office:value-type="float" office:value="0.0625">
            <text:p>0,0625</text:p>
          </table:table-cell>
          <table:table-cell table:formula="of:=ROUND([.D34];0)" office:value-type="float" office:value="0">
            <text:p>0</text:p>
          </table:table-cell>
          <table:table-cell table:number-columns-repeated="2"/>
          <table:table-cell table:formula="of:=[.H33]-([.K33]*[.O33]*[.I33])" office:value-type="float" office:value="1.51727273984163">
            <text:p>1,5172727398</text:p>
          </table:table-cell>
          <table:table-cell table:formula="of:=([.K33]*[.O33] * [.H33]) + [.I33]" office:value-type="float" office:value="0.406552005536573">
            <text:p>0,4065520055</text:p>
          </table:table-cell>
          <table:table-cell table:formula="of:=[.J33]-([.K33] * [.N33])" office:value-type="float" office:value="-0.000000000121909913953798">
            <text:p>-1,21909913953798E-010</text:p>
          </table:table-cell>
          <table:table-cell table:formula="of:=IF([.J34] &lt;= 0; -1;1)" office:value-type="float" office:value="-1">
            <text:p>-1</text:p>
          </table:table-cell>
          <table:table-cell table:number-columns-repeated="2"/>
          <table:table-cell table:formula="of:=[.N33] / 2" office:value-type="float" office:value="0.000000000182864759908395">
            <text:p>1,82864759908395E-010</text:p>
          </table:table-cell>
          <table:table-cell table:formula="of:=TAN([.N34])" office:value-type="float" office:value="0.000000000182864759908395">
            <text:p>1,82864759908395E-01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POWER(2;-[.A35])" office:value-type="float" office:value="0.000000000116415321826935">
            <text:p>1,16415321826935E-010</text:p>
          </table:table-cell>
          <table:table-cell table:formula="of:=ATAN([.B35])" office:value-type="float" office:value="0.000000000116415321826935">
            <text:p>1,16415321826935E-010</text:p>
          </table:table-cell>
          <table:table-cell table:formula="of:=[.C35] * POWER(2;[.D47])" office:value-type="float" office:value="0.03125">
            <text:p>0,03125</text:p>
          </table:table-cell>
          <table:table-cell table:formula="of:=ROUND([.D35];0)" office:value-type="float" office:value="0">
            <text:p>0</text:p>
          </table:table-cell>
          <table:table-cell table:number-columns-repeated="2"/>
          <table:table-cell table:formula="of:=[.H34]-([.K34]*[.O34]*[.I34])" office:value-type="float" office:value="1.51727273991598">
            <text:p>1,5172727399</text:p>
          </table:table-cell>
          <table:table-cell table:formula="of:=([.K34]*[.O34] * [.H34]) + [.I34]" office:value-type="float" office:value="0.406552005259117">
            <text:p>0,4065520053</text:p>
          </table:table-cell>
          <table:table-cell table:formula="of:=[.J34]-([.K34] * [.N34])" office:value-type="float" office:value="0.0000000000609548459545967">
            <text:p>6,09548459545967E-011</text:p>
          </table:table-cell>
          <table:table-cell table:formula="of:=IF([.J35] &lt;= 0; -1;1)" office:value-type="float" office:value="1">
            <text:p>1</text:p>
          </table:table-cell>
          <table:table-cell table:number-columns-repeated="2"/>
          <table:table-cell table:formula="of:=[.N34] / 2" office:value-type="float" office:value="0.0000000000914323799541975">
            <text:p>9,14323799541975E-011</text:p>
          </table:table-cell>
          <table:table-cell table:formula="of:=TAN([.N35])" office:value-type="float" office:value="0.0000000000914323799541975">
            <text:p>9,14323799541975E-0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POWER(2;-[.A36])" office:value-type="float" office:value="0.0000000000582076609134674">
            <text:p>5,82076609134674E-011</text:p>
          </table:table-cell>
          <table:table-cell table:formula="of:=ATAN([.B36])" office:value-type="float" office:value="0.0000000000582076609134674">
            <text:p>5,82076609134674E-011</text:p>
          </table:table-cell>
          <table:table-cell table:formula="of:=[.C36] * POWER(2;[.D47])" office:value-type="float" office:value="0.015625">
            <text:p>0,015625</text:p>
          </table:table-cell>
          <table:table-cell table:formula="of:=ROUND([.D36];0)" office:value-type="float" office:value="0">
            <text:p>0</text:p>
          </table:table-cell>
          <table:table-cell table:number-columns-repeated="2"/>
          <table:table-cell table:formula="of:=[.H35]-([.K35]*[.O35]*[.I35])" office:value-type="float" office:value="1.5172727398788">
            <text:p>1,5172727399</text:p>
          </table:table-cell>
          <table:table-cell table:formula="of:=([.K35]*[.O35] * [.H35]) + [.I35]" office:value-type="float" office:value="0.406552005397845">
            <text:p>0,4065520054</text:p>
          </table:table-cell>
          <table:table-cell table:formula="of:=[.J35]-([.K35] * [.N35])" office:value-type="float" office:value="-0.0000000000304775339996008">
            <text:p>-3,04775339996008E-011</text:p>
          </table:table-cell>
          <table:table-cell table:formula="of:=IF([.J36] &lt;= 0; -1;1)" office:value-type="float" office:value="-1">
            <text:p>-1</text:p>
          </table:table-cell>
          <table:table-cell table:number-columns-repeated="2"/>
          <table:table-cell table:formula="of:=[.N35] / 2" office:value-type="float" office:value="0.0000000000457161899770987">
            <text:p>4,57161899770987E-011</text:p>
          </table:table-cell>
          <table:table-cell table:formula="of:=TAN([.N36])" office:value-type="float" office:value="0.0000000000457161899770987">
            <text:p>4,57161899770987E-0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POWER(2;-[.A37])" office:value-type="float" office:value="0.0000000000291038304567337">
            <text:p>2,91038304567337E-011</text:p>
          </table:table-cell>
          <table:table-cell table:formula="of:=ATAN([.B37])" office:value-type="float" office:value="0.0000000000291038304567337">
            <text:p>2,91038304567337E-011</text:p>
          </table:table-cell>
          <table:table-cell table:formula="of:=[.C37] * POWER(2;[.D47])" office:value-type="float" office:value="0.0078125">
            <text:p>0,0078125</text:p>
          </table:table-cell>
          <table:table-cell table:formula="of:=ROUND([.D37];0)" office:value-type="float" office:value="0">
            <text:p>0</text:p>
          </table:table-cell>
          <table:table-cell table:number-columns-repeated="2"/>
          <table:table-cell table:formula="of:=[.H36]-([.K36]*[.O36]*[.I36])" office:value-type="float" office:value="1.51727273989739">
            <text:p>1,5172727399</text:p>
          </table:table-cell>
          <table:table-cell table:formula="of:=([.K36]*[.O36] * [.H36]) + [.I36]" office:value-type="float" office:value="0.406552005328481">
            <text:p>0,4065520053</text:p>
          </table:table-cell>
          <table:table-cell table:formula="of:=[.J36]-([.K36] * [.N36])" office:value-type="float" office:value="0.0000000000152386559774979">
            <text:p>1,52386559774979E-011</text:p>
          </table:table-cell>
          <table:table-cell table:formula="of:=IF([.J37] &lt;= 0; -1;1)" office:value-type="float" office:value="1">
            <text:p>1</text:p>
          </table:table-cell>
          <table:table-cell table:number-columns-repeated="2"/>
          <table:table-cell table:formula="of:=[.N36] / 2" office:value-type="float" office:value="0.0000000000228580949885494">
            <text:p>2,28580949885494E-011</text:p>
          </table:table-cell>
          <table:table-cell table:formula="of:=TAN([.N37])" office:value-type="float" office:value="0.0000000000228580949885494">
            <text:p>2,28580949885494E-0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POWER(2;-[.A38])" office:value-type="float" office:value="0.0000000000145519152283669">
            <text:p>1,45519152283669E-011</text:p>
          </table:table-cell>
          <table:table-cell table:formula="of:=ATAN([.B38])" office:value-type="float" office:value="0.0000000000145519152283669">
            <text:p>1,45519152283669E-011</text:p>
          </table:table-cell>
          <table:table-cell table:formula="of:=[.C38] * POWER(2;[.D47])" office:value-type="float" office:value="0.00390625">
            <text:p>0,00390625</text:p>
          </table:table-cell>
          <table:table-cell table:formula="of:=ROUND([.D38];0)" office:value-type="float" office:value="0">
            <text:p>0</text:p>
          </table:table-cell>
          <table:table-cell table:number-columns-repeated="2"/>
          <table:table-cell table:formula="of:=[.H37]-([.K37]*[.O37]*[.I37])" office:value-type="float" office:value="1.5172727398881">
            <text:p>1,5172727399</text:p>
          </table:table-cell>
          <table:table-cell table:formula="of:=([.K37]*[.O37] * [.H37]) + [.I37]" office:value-type="float" office:value="0.406552005363163">
            <text:p>0,4065520054</text:p>
          </table:table-cell>
          <table:table-cell table:formula="of:=[.J37]-([.K37] * [.N37])" office:value-type="float" office:value="-0.00000000000761943901105143">
            <text:p>-7,61943901105143E-012</text:p>
          </table:table-cell>
          <table:table-cell table:formula="of:=IF([.J38] &lt;= 0; -1;1)" office:value-type="float" office:value="-1">
            <text:p>-1</text:p>
          </table:table-cell>
          <table:table-cell table:number-columns-repeated="2"/>
          <table:table-cell table:formula="of:=[.N37] / 2" office:value-type="float" office:value="0.0000000000114290474942747">
            <text:p>1,14290474942747E-011</text:p>
          </table:table-cell>
          <table:table-cell table:formula="of:=TAN([.N38])" office:value-type="float" office:value="0.0000000000114290474942747">
            <text:p>1,14290474942747E-0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POWER(2;-[.A39])" office:value-type="float" office:value="0.00000000000727595761418343">
            <text:p>7,27595761418343E-012</text:p>
          </table:table-cell>
          <table:table-cell table:formula="of:=ATAN([.B39])" office:value-type="float" office:value="0.00000000000727595761418343">
            <text:p>7,27595761418343E-012</text:p>
          </table:table-cell>
          <table:table-cell table:formula="of:=[.C39] * POWER(2;[.D47])" office:value-type="float" office:value="0.001953125">
            <text:p>0,001953125</text:p>
          </table:table-cell>
          <table:table-cell table:formula="of:=ROUND([.D39];0)" office:value-type="float" office:value="0">
            <text:p>0</text:p>
          </table:table-cell>
          <table:table-cell table:number-columns-repeated="2"/>
          <table:table-cell table:formula="of:=[.H38]-([.K38]*[.O38]*[.I38])" office:value-type="float" office:value="1.51727273989274">
            <text:p>1,5172727399</text:p>
          </table:table-cell>
          <table:table-cell table:formula="of:=([.K38]*[.O38] * [.H38]) + [.I38]" office:value-type="float" office:value="0.406552005345822">
            <text:p>0,4065520053</text:p>
          </table:table-cell>
          <table:table-cell table:formula="of:=[.J38]-([.K38] * [.N38])" office:value-type="float" office:value="0.00000000000380960848322325">
            <text:p>3,80960848322325E-012</text:p>
          </table:table-cell>
          <table:table-cell table:formula="of:=IF([.J39] &lt;= 0; -1;1)" office:value-type="float" office:value="1">
            <text:p>1</text:p>
          </table:table-cell>
          <table:table-cell table:number-columns-repeated="2"/>
          <table:table-cell table:formula="of:=[.N38] / 2" office:value-type="float" office:value="0.00000000000571452374713734">
            <text:p>5,71452374713734E-012</text:p>
          </table:table-cell>
          <table:table-cell table:formula="of:=TAN([.N39])" office:value-type="float" office:value="0.00000000000571452374713734">
            <text:p>5,71452374713734E-0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POWER(2;-[.A40])" office:value-type="float" office:value="0.00000000000363797880709171">
            <text:p>3,63797880709171E-012</text:p>
          </table:table-cell>
          <table:table-cell table:formula="of:=ATAN([.B40])" office:value-type="float" office:value="0.00000000000363797880709171">
            <text:p>3,63797880709171E-012</text:p>
          </table:table-cell>
          <table:table-cell table:formula="of:=[.C40] * POWER(2;[.D47])" office:value-type="float" office:value="0.0009765625">
            <text:p>0,0009765625</text:p>
          </table:table-cell>
          <table:table-cell table:formula="of:=ROUND([.D40];0)" office:value-type="float" office:value="0">
            <text:p>0</text:p>
          </table:table-cell>
          <table:table-cell table:number-columns-repeated="2"/>
          <table:table-cell table:formula="of:=[.H39]-([.K39]*[.O39]*[.I39])" office:value-type="float" office:value="1.51727273989042">
            <text:p>1,5172727399</text:p>
          </table:table-cell>
          <table:table-cell table:formula="of:=([.K39]*[.O39] * [.H39]) + [.I39]" office:value-type="float" office:value="0.406552005354492">
            <text:p>0,4065520054</text:p>
          </table:table-cell>
          <table:table-cell table:formula="of:=[.J39]-([.K39] * [.N39])" office:value-type="float" office:value="-0.00000000000190491526391409">
            <text:p>-1,90491526391409E-012</text:p>
          </table:table-cell>
          <table:table-cell table:formula="of:=IF([.J40] &lt;= 0; -1;1)" office:value-type="float" office:value="-1">
            <text:p>-1</text:p>
          </table:table-cell>
          <table:table-cell table:number-columns-repeated="2"/>
          <table:table-cell table:formula="of:=[.N39] / 2" office:value-type="float" office:value="0.00000000000285726187356867">
            <text:p>2,85726187356867E-012</text:p>
          </table:table-cell>
          <table:table-cell table:formula="of:=TAN([.N40])" office:value-type="float" office:value="0.00000000000285726187356867">
            <text:p>2,85726187356867E-0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POWER(2;-[.A41])" office:value-type="float" office:value="0.00000000000181898940354586">
            <text:p>1,81898940354586E-012</text:p>
          </table:table-cell>
          <table:table-cell table:formula="of:=ATAN([.B41])" office:value-type="float" office:value="0.00000000000181898940354586">
            <text:p>1,81898940354586E-012</text:p>
          </table:table-cell>
          <table:table-cell table:formula="of:=[.C41] * POWER(2;[.D47])" office:value-type="float" office:value="0.00048828125">
            <text:p>0,0004882813</text:p>
          </table:table-cell>
          <table:table-cell table:formula="of:=ROUND([.D41];0)" office:value-type="float" office:value="0">
            <text:p>0</text:p>
          </table:table-cell>
          <table:table-cell table:number-columns-repeated="2"/>
          <table:table-cell table:formula="of:=[.H40]-([.K40]*[.O40]*[.I40])" office:value-type="float" office:value="1.51727273989158">
            <text:p>1,5172727399</text:p>
          </table:table-cell>
          <table:table-cell table:formula="of:=([.K40]*[.O40] * [.H40]) + [.I40]" office:value-type="float" office:value="0.406552005350157">
            <text:p>0,4065520054</text:p>
          </table:table-cell>
          <table:table-cell table:formula="of:=[.J40]-([.K40] * [.N40])" office:value-type="float" office:value="0.000000000000952346609654582">
            <text:p>9,52346609654582E-013</text:p>
          </table:table-cell>
          <table:table-cell table:formula="of:=IF([.J41] &lt;= 0; -1;1)" office:value-type="float" office:value="1">
            <text:p>1</text:p>
          </table:table-cell>
          <table:table-cell table:number-columns-repeated="2"/>
          <table:table-cell table:formula="of:=[.N40] / 2" office:value-type="float" office:value="0.00000000000142863093678434">
            <text:p>1,42863093678434E-012</text:p>
          </table:table-cell>
          <table:table-cell table:formula="of:=TAN([.N41])" office:value-type="float" office:value="0.00000000000142863093678434">
            <text:p>1,42863093678434E-0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POWER(2;-[.A42])" office:value-type="float" office:value="0.000000000000909494701772928">
            <text:p>9,09494701772928E-013</text:p>
          </table:table-cell>
          <table:table-cell table:formula="of:=ATAN([.B42])" office:value-type="float" office:value="0.000000000000909494701772928">
            <text:p>9,09494701772928E-013</text:p>
          </table:table-cell>
          <table:table-cell table:formula="of:=[.C42] * POWER(2;[.D47])" office:value-type="float" office:value="0.000244140625">
            <text:p>0,0002441406</text:p>
          </table:table-cell>
          <table:table-cell table:formula="of:=ROUND([.D42];0)" office:value-type="float" office:value="0">
            <text:p>0</text:p>
          </table:table-cell>
          <table:table-cell table:formula="of:=SIN([.J2])" office:value-type="float" office:value="0.258819045102521">
            <text:p>0,2588190451</text:p>
          </table:table-cell>
          <table:table-cell/>
          <table:table-cell table:formula="of:=[.H41]-([.K41]*[.O41]*[.I41])" office:value-type="float" office:value="1.517272739891">
            <text:p>1,5172727399</text:p>
          </table:table-cell>
          <table:table-cell table:formula="of:=([.K41]*[.O41] * [.H41]) + [.I41]" office:value-type="float" office:value="0.406552005352325">
            <text:p>0,4065520054</text:p>
          </table:table-cell>
          <table:table-cell table:formula="of:=[.J41]-([.K41] * [.N41])" office:value-type="float" office:value="-0.000000000000476284327129754">
            <text:p>-4,76284327129754E-013</text:p>
          </table:table-cell>
          <table:table-cell table:formula="of:=IF([.J42] &lt;= 0; -1;1)" office:value-type="float" office:value="-1">
            <text:p>-1</text:p>
          </table:table-cell>
          <table:table-cell table:number-columns-repeated="2"/>
          <table:table-cell table:formula="of:=[.N41] / 2" office:value-type="float" office:value="0.000000000000714315468392168">
            <text:p>7,14315468392168E-013</text:p>
          </table:table-cell>
          <table:table-cell table:formula="of:=TAN([.N42])" office:value-type="float" office:value="0.000000000000714315468392168">
            <text:p>7,14315468392168E-01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table:formula="of:=[.H42] * [.D49]" office:value-type="float" office:value="0.921368324494301">
            <text:p>0,9213683245</text:p>
          </table:table-cell>
          <table:table-cell table:formula="of:=[.I42] * [.D49]" office:value-type="float" office:value="0.246879898480335">
            <text:p>0,24687989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cal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ordic Gai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607252935">
            <text:p>0,60725293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.00.0000</text:date>, <text:time style:data-style-name="N2" text:time-value="0000-00-00T22:37:15.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undgates </meta:initial-creator>
    <meta:creation-date>2013-09-05T17:21:24</meta:creation-date>
    <dc:date>2013-09-05T23:45:01.46</dc:date>
    <meta:editing-duration>P0D</meta:editing-duration>
    <meta:editing-cycles>2</meta:editing-cycles>
    <meta:generator>LibreOffice/4.0.2.2$Windows_x86 LibreOffice_project/4c82dcdd6efcd48b1d8bba66bfe1989deee49c3</meta:generator>
    <meta:document-statistic meta:table-count="1" meta:cell-count="469" meta:object-count="0"/>
  </office:meta>
</office:document-meta>
</file>